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, Monaco, 'Courier New', monospace"/>
    <style:font-face style:name="Times" svg:font-family="Time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paragraph-rsid="0003c8d5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paragraph-rsid="0003c8d5" fo:background-color="transparen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rsid="00070ca1" officeooo:paragraph-rsid="00070ca1" fo:background-color="transparen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Menlo" fo:font-size="8.39999961853027pt" fo:font-weight="normal" officeooo:paragraph-rsid="0003c8d5" fo:background-color="#1e1e1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rsid="0003c8d5" officeooo:paragraph-rsid="0003c8d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paragraph-rsid="0003c8d5" fo:background-color="transparen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rsid="00070ca1" officeooo:paragraph-rsid="00070ca1" fo:background-color="transparen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font-style="normal" fo:font-weight="normal" officeooo:rsid="000c3cbf" officeooo:paragraph-rsid="000c3cbf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en" fo:country="US" fo:font-style="normal" fo:font-weight="normal" officeooo:rsid="000802aa" officeooo:paragraph-rsid="000802aa" fo:background-color="transparen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en" fo:country="US" fo:font-style="normal" fo:font-weight="normal" officeooo:rsid="00095d76" officeooo:paragraph-rsid="00095d76" fo:background-color="transparen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en" fo:country="US" fo:font-style="normal" fo:font-weight="normal" officeooo:rsid="000974c7" officeooo:paragraph-rsid="000974c7" fo:background-color="transparen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en" fo:country="US" fo:font-style="normal" fo:font-weight="normal" officeooo:rsid="000adc07" officeooo:paragraph-rsid="000adc07" fo:background-color="transparen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en" fo:country="US" fo:font-style="normal" fo:font-weight="normal" officeooo:rsid="000af0ec" officeooo:paragraph-rsid="000af0ec" fo:background-color="transparen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ru" fo:country="RU" fo:font-style="normal" fo:font-weight="normal" officeooo:rsid="00095d76" officeooo:paragraph-rsid="00095d76" fo:background-color="transparen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ru" fo:country="RU" fo:font-style="normal" fo:font-weight="normal" officeooo:rsid="000af0ec" officeooo:paragraph-rsid="000af0ec" fo:background-color="transparen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ru" fo:country="RU" fo:font-style="normal" fo:font-weight="normal" officeooo:rsid="000cba1b" officeooo:paragraph-rsid="000cba1b" fo:background-color="transparen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ru" fo:country="RU" fo:font-style="normal" fo:font-weight="normal" officeooo:rsid="000d2d1c" officeooo:paragraph-rsid="000d2d1c" fo:background-color="transparen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" fo:font-size="14pt" fo:letter-spacing="normal" fo:language="ru" fo:country="RU" fo:font-style="normal" fo:font-weight="normal" officeooo:rsid="000e544c" officeooo:paragraph-rsid="000e544c" fo:background-color="transparen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Menlo" fo:font-size="8.39999961853027pt" fo:font-weight="normal" officeooo:paragraph-rsid="0003c8d5" fo:background-color="transparen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Menlo" fo:font-size="8.39999961853027pt" fo:font-weight="normal" officeooo:paragraph-rsid="000bb43a" fo:background-color="#1e1e1e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color="#d4d4d4" style:font-name="Menlo" fo:font-size="8.39999961853027pt" fo:font-weight="normal" officeooo:paragraph-rsid="0003c8d5" fo:background-color="#1e1e1e"/>
    </style:style>
    <style:style style:name="T1" style:family="text">
      <style:text-properties officeooo:rsid="0003c8d5"/>
    </style:style>
    <style:style style:name="T2" style:family="text">
      <style:text-properties fo:color="#000000" fo:background-color="transparent" loext:char-shading-value="0"/>
    </style:style>
    <style:style style:name="T3" style:family="text">
      <style:text-properties fo:color="#000000" officeooo:rsid="00053a9c" fo:background-color="transparent" loext:char-shading-value="0"/>
    </style:style>
    <style:style style:name="T4" style:family="text">
      <style:text-properties officeooo:rsid="0006948d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84bfe"/>
    </style:style>
    <style:style style:name="T7" style:family="text">
      <style:text-properties fo:language="ru" fo:country="RU" officeooo:rsid="000974c7"/>
    </style:style>
    <style:style style:name="T8" style:family="text">
      <style:text-properties fo:language="ru" fo:country="RU" officeooo:rsid="000bb43a"/>
    </style:style>
    <style:style style:name="T9" style:family="text">
      <style:text-properties fo:language="ru" fo:country="RU" officeooo:rsid="000cba1b"/>
    </style:style>
    <style:style style:name="T10" style:family="text">
      <style:text-properties fo:language="ru" fo:country="RU" officeooo:rsid="000d2d1c"/>
    </style:style>
    <style:style style:name="T11" style:family="text">
      <style:text-properties fo:language="ru" fo:country="RU" officeooo:rsid="000f39ab"/>
    </style:style>
    <style:style style:name="T12" style:family="text">
      <style:text-properties fo:language="en" fo:country="US"/>
    </style:style>
    <style:style style:name="T13" style:family="text">
      <style:text-properties officeooo:rsid="000974c7"/>
    </style:style>
    <style:style style:name="T14" style:family="text">
      <style:text-properties officeooo:rsid="000af0ec"/>
    </style:style>
    <style:style style:name="T15" style:family="text">
      <style:text-properties officeooo:rsid="000cba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К защите</text:p>
      <text:p text:style-name="P1"/>
      <text:p text:style-name="P1">hexdump -vC, а не diff </text:p>
      <text:p text:style-name="P2"/>
      <text:p text:style-name="P2">Имеется в виду сравнить заголовки, <text:s/>да и самих <text:s/>чемпионов генерированных нашим <text:span text:style-name="T1">asm и эталонным. <text:s/></text:span></text:p>
      <text:p text:style-name="P6">Заголовок — структура t_header в op.h</text:p>
      <text:p text:style-name="P5"><text:span text:style-name="Source_20_Text"><text:span text:style-name="T2"/></text:span></text:p>
      <text:p text:style-name="P5"><text:span text:style-name="Source_20_Text"><text:span text:style-name="T2">typedef struct<text:tab/>s_header</text:span></text:span></text:p>
      <text:p text:style-name="P5"><text:span text:style-name="Source_20_Text"><text:span text:style-name="T2">{</text:span></text:span></text:p>
      <text:p text:style-name="P5"><text:span text:style-name="Source_20_Text"><text:span text:style-name="T2"><text:tab/>unsigned int<text:tab/>magic; <text:tab/><text:tab/><text:tab/><text:tab/></text:span></text:span><text:span text:style-name="Source_20_Text"><text:span text:style-name="T3">4</text:span></text:span></text:p>
      <text:p text:style-name="P5"><text:span text:style-name="Source_20_Text"><text:span text:style-name="T2"><text:tab/>char prog_name[PROG_NAME_LENGTH + 1]; <text:tab/></text:span></text:span><text:span text:style-name="Source_20_Text"><text:span text:style-name="T3">129</text:span></text:span></text:p>
      <text:p text:style-name="P5"><text:span text:style-name="Source_20_Text"><text:span text:style-name="T3"><text:tab/><text:tab/><text:tab/><text:tab/><text:tab/><text:tab/> <text:tab/>3 для выравнивания </text:span></text:span></text:p>
      <text:p text:style-name="P5"><text:span text:style-name="Source_20_Text"><text:span text:style-name="T2"><text:tab/>unsigned int<text:tab/>prog_size;<text:tab/><text:tab/><text:tab/></text:span></text:span><text:span text:style-name="Source_20_Text"><text:span text:style-name="T3">4 </text:span></text:span><text:span text:style-name="Source_20_Text"><text:span text:style-name="T2"><text:tab/><text:tab/><text:tab/><text:tab/></text:span></text:span></text:p>
      <text:p text:style-name="P5"><text:span text:style-name="Source_20_Text"><text:span text:style-name="T2"><text:tab/>char comment[COMMENT_LENGTH + 1];<text:tab/><text:tab/></text:span></text:span><text:span text:style-name="Source_20_Text"><text:span text:style-name="T3">2049</text:span></text:span></text:p>
      <text:p text:style-name="P22"><text:span text:style-name="Source_20_Text"><text:span text:style-name="T2"><text:tab/><text:tab/><text:tab/><text:tab/><text:tab/><text:tab/><text:tab/></text:span></text:span><text:span text:style-name="Source_20_Text"><text:span text:style-name="T3">3 для выравнивания</text:span></text:span></text:p>
      <text:p text:style-name="P22"><text:span text:style-name="Source_20_Text"><text:span text:style-name="T2">} </text:span></text:span><text:span text:style-name="T2">t_header;</text:span></text:p>
      <text:p text:style-name="P21"/>
      <text:p text:style-name="P3">Размер структуры выходит <text:span text:style-name="T4">4 + 129 + 3 + 4 + 2049 + 3 = 2192 0х890 адрес последнего байта хедера 0х890 — 0х1</text:span></text:p>
      <text:p text:style-name="P3">Смотрим дамп там всё видно на <text:span text:style-name="T4">0х890 начинается код чемпиона.</text:span></text:p>
      <text:p text:style-name="P3">Можно сохранить дампы нашего <text:span text:style-name="T4">asm и эталонного и дифом их.</text:span></text:p>
      <text:p text:style-name="P3"/>
      <text:p text:style-name="P4">Проверка байт кода.</text:p>
      <text:p text:style-name="P4"/>
      <text:p text:style-name="P11">op_code_asm.sh <text:span text:style-name="T5">генерит чемпионов из </text:span>champions<text:span text:style-name="T5"> с </text:span>1<text:span text:style-name="T5"> командой в чемпионе.</text:span></text:p>
      <text:p text:style-name="P11"><text:span text:style-name="T5">Можно поиграть параметрами, показать что многобайтные бигендиан.</text:span></text:p>
      <text:p text:style-name="P11"/>
      <text:p text:style-name="P11">labels.sh <text:span text:style-name="T5">- показать что адрес подставляется вместо метки.</text:span></text:p>
      <text:p text:style-name="P11"><text:span text:style-name="T5"/></text:p>
      <text:p text:style-name="P11"><text:span text:style-name="T5">Обработка ошибок можно на нашем чемпионе</text:span></text:p>
      <text:p text:style-name="P11"><text:span text:style-name="T5"/></text:p>
      <text:p text:style-name="P11"><text:span text:style-name="T5">Виртуалка</text:span></text:p>
      <text:p text:style-name="P11"><text:span text:style-name="T5"/></text:p>
      <text:p text:style-name="P12"><text:span text:style-name="T5">Выполнение инструкций можно совместить с проверкой </text:span>idx_mod <text:span text:style-name="T11">или чекер предложить скачать какой нибудь.</text:span></text:p>
      <text:p text:style-name="P12">(<text:span text:style-name="T5">Не думаю что нужно прямо каждую команду показывать как она работает</text:span>)</text:p>
      <text:p text:style-name="P12"/>
      <text:p text:style-name="P16">Порядок работы чемпионов</text:p>
      <text:p text:style-name="P12">order_players.sh <text:span text:style-name="T5">запускает 2х чемпионов первый </text:span>A <text:span text:style-name="T5">второй </text:span>B. <text:span text:style-name="T5">Который</text:span></text:p>
      <text:p text:style-name="P12"><text:span text:style-name="T5">первым </text:span><text:span text:style-name="T15">aff </text:span><text:span text:style-name="T8">терминал </text:span><text:span text:style-name="T9">отработает</text:span><text:span text:style-name="T5">, тот значит раньше выполняется.</text:span></text:p>
      <text:p text:style-name="P12"/>
      <text:p text:style-name="P12">idx_mod<text:span text:style-name="T5"> несколько скриптов</text:span></text:p>
      <text:p text:style-name="P12"><text:span text:style-name="T5"/></text:p>
      <text:p text:style-name="P12"><text:span text:style-name="T5">которые </text:span>ld <text:span text:style-name="T7">или </text:span>ldi <text:span text:style-name="T5">записывают в регистр по адресу </text:span><text:span text:style-name="T7">следующей команды</text:span><text:span text:style-name="T5"> (</text:span>st sti<text:span text:style-name="T5">), потом отрабатывает </text:span>st <text:span text:style-name="T5">или </text:span>sti <text:s/><text:span text:style-name="T7">и из этого же р</text:span><text:span text:style-name="T9">е</text:span><text:span text:style-name="T7">г</text:span><text:span text:style-name="T9">и</text:span><text:span text:style-name="T7">стра пишут <text:s/>по адресу после своего кода. Смотрим дамп до и после выполнения </text:span><text:span text:style-name="T13">st </text:span><text:span text:style-name="T7">или </text:span><text:span text:style-name="T13">sti</text:span></text:p>
      <text:p text:style-name="P11"><text:span text:style-name="T6"/></text:p>
      <text:p text:style-name="P13"><text:span text:style-name="T5">которые </text:span>zjmp <text:span text:style-name="T5">и </text:span>fork </text:p>
      <text:p text:style-name="P13"><text:soft-page-break/><text:span text:style-name="T5">в их коде </text:span>aff <text:span text:style-name="T5">есть </text:span></text:p>
      <text:p text:style-name="P13"><text:span text:style-name="T5">1 раз </text:span>aff <text:span text:style-name="T5">потом </text:span>zjmp <text:span text:style-name="T5">или </text:span>fork <text:span text:style-name="T5">назад на </text:span>aff. <text:span text:style-name="T5">Через соответствующее количество циклов второй </text:span>aff <text:span text:style-name="T9">в на</text:span><text:span text:style-name="T5">блюдаем.</text:span></text:p>
      <text:p text:style-name="P14"><text:span text:style-name="T5"/></text:p>
      <text:p text:style-name="P14"><text:span text:style-name="T5">Циклы</text:span></text:p>
      <text:p text:style-name="P14"><text:span text:style-name="T5"/></text:p>
      <text:p text:style-name="P14"><text:span text:style-name="T5">любого чемпиона </text:span><text:span text:style-name="T10">без лив</text:span><text:span text:style-name="T5"> запускаем с </text:span>-verbose 11 <text:span text:style-name="T5">и смотрим когда он подохнет, вся инфа в </text:span><text:span text:style-name="T8">консоли</text:span><text:span text:style-name="T5"> будет.</text:span></text:p>
      <text:p text:style-name="P14"><text:span text:style-name="T5">потом запускаем чемпиона </text:span><text:span text:style-name="T14">cycles </text:span><text:span text:style-name="T9">(</text:span><text:span text:style-name="T8">в нём джамп на лив зациклен</text:span><text:span text:style-name="T9">)</text:span></text:p>
      <text:p text:style-name="P15">cycles.sh | less</text:p>
      <text:p text:style-name="P17"><text:span text:style-name="T12">less </text:span>чтоб можно было последить за изменениями</text:p>
      <text:p text:style-name="P17">поиск /<text:span text:style-name="T12">die </text:span>будет скакать на изменения <text:span text:style-name="T12">cycles_to_die</text:span></text:p>
      <text:p text:style-name="P19">либо в визуализаторе можно смотреть.</text:p>
      <text:p text:style-name="P17"><text:span text:style-name="T12"/></text:p>
      <text:p text:style-name="P18">Чемпион</text:p>
      <text:p text:style-name="P18"/>
      <text:p text:style-name="P18">несколько слов о чемпионе</text:p>
      <text:p text:style-name="P18"/>
      <text:p text:style-name="P18">Демонстрация визуализатора.</text:p>
      <text:p text:style-name="P17"><text:span text:style-name="T12"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, Monaco, 'Courier New', monospace"/>
    <style:font-face style:name="Times" svg:font-family="Times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09:50:38.195576104</meta:creation-date>
    <dc:date>2020-11-05T17:33:46.737000000</dc:date>
    <meta:editing-duration>PT21H34M44S</meta:editing-duration>
    <meta:editing-cycles>10</meta:editing-cycles>
    <meta:generator>LibreOffice/5.3.0.3$Windows_X86_64 LibreOffice_project/7074905676c47b82bbcfbea1aeefc84afe1c50e1</meta:generator>
    <meta:document-statistic meta:table-count="0" meta:image-count="0" meta:object-count="0" meta:page-count="2" meta:paragraph-count="42" meta:word-count="304" meta:character-count="1959" meta:non-whitespace-character-count="1653"/>
  </office:meta>
</office:document-meta>
</file>